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D00000135190A0F78DEE19F4A.png" manifest:media-type="image/png"/>
  <manifest:file-entry manifest:full-path="Pictures/1000000100000103000000C3C1B1B041394AAA60.png" manifest:media-type="image/png"/>
  <manifest:file-entry manifest:full-path="Pictures/10000001000003840000039D6D58269C7276BC60.png" manifest:media-type="image/png"/>
  <manifest:file-entry manifest:full-path="Pictures/10000001000003840000025717288008D84CFFB4.png" manifest:media-type="image/png"/>
  <manifest:file-entry manifest:full-path="Pictures/1000000100000384000002C92C9669C407EFDEEE.png" manifest:media-type="image/png"/>
  <manifest:file-entry manifest:full-path="Pictures/10002B95000008BF00000143E4E422AF5293714B.svg" manifest:media-type="image/svg+xml"/>
  <manifest:file-entry manifest:full-path="Pictures/10000001000000200000000BA73A86AF904BBE6D.png" manifest:media-type="image/png"/>
  <manifest:file-entry manifest:full-path="Pictures/1000000100000384000003C86E9B1A2FA809EBA9.png" manifest:media-type="image/png"/>
  <manifest:file-entry manifest:full-path="Pictures/10000001000003840000034DBF79E426C13ACFF9.png" manifest:media-type="image/png"/>
  <manifest:file-entry manifest:full-path="Pictures/10000001000000600000000E324CDB8B875EC0C4.png" manifest:media-type="image/png"/>
  <manifest:file-entry manifest:full-path="Pictures/100000010000033800000217AD6022F91E7A91E4.png" manifest:media-type="image/png"/>
  <manifest:file-entry manifest:full-path="Pictures/10003247000009F50000017A74697A17CDCCAC97.svg" manifest:media-type="image/svg+xml"/>
  <manifest:file-entry manifest:full-path="Pictures/10000D4A0000034E00000127D8B8D16DF42C795D.svg" manifest:media-type="image/svg+xml"/>
  <manifest:file-entry manifest:full-path="Pictures/100000010000024E000001AFFEF725E5BAC9F85F.png" manifest:media-type="image/png"/>
  <manifest:file-entry manifest:full-path="Pictures/10001E4E000005A000000177A879C53C3B2D1D96.svg" manifest:media-type="image/svg+xml"/>
  <manifest:file-entry manifest:full-path="Pictures/10000001000000E800000125A6F3A0009F8080E7.png" manifest:media-type="image/png"/>
  <manifest:file-entry manifest:full-path="Pictures/100000010000050400000306A48150FC796B015B.png" manifest:media-type="image/png"/>
  <manifest:file-entry manifest:full-path="Pictures/1000000100000384000002DD9D32AC6619E0B58E.png" manifest:media-type="image/png"/>
  <manifest:file-entry manifest:full-path="Pictures/10000001000000550000000CDBD6B9A5C12D9EC2.png" manifest:media-type="image/png"/>
  <manifest:file-entry manifest:full-path="Pictures/100014EC000004F8000000CC7657BBDF247FA5F4.svg" manifest:media-type="image/svg+xml"/>
  <manifest:file-entry manifest:full-path="Pictures/10000001000003DC0000021A6B9486F5511FF69A.png" manifest:media-type="image/png"/>
  <manifest:file-entry manifest:full-path="Pictures/10000001000000360000000E0EBCD8C34DB9E3E5.png" manifest:media-type="image/png"/>
  <manifest:file-entry manifest:full-path="Pictures/100000010000038400000219497A34CBB97A8712.png" manifest:media-type="image/png"/>
  <manifest:file-entry manifest:full-path="Pictures/10000001000000300000000826308BEF3D8DA4A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  <style:font-face style:name="Ubuntu3" svg:font-family="Ubuntu" style:font-adornments="10 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222cm, 1.212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0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17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18" style:family="graphic" style:parent-style-name="standard">
      <style:graphic-properties draw:stroke="none" draw:fill="none" fo:min-height="1.195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673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25" style:family="graphic" style:parent-style-name="standard">
      <style:graphic-properties draw:stroke="none" draw:fill="none" fo:min-height="2.194cm"/>
      <style:paragraph-properties style:writing-mode="lr-tb"/>
    </style:style>
    <style:style style:name="gr26" style:family="graphic" style:parent-style-name="standard">
      <style:graphic-properties draw:stroke="none" draw:fill="none" fo:min-height="1.475cm"/>
      <style:paragraph-properties style:writing-mode="lr-tb"/>
    </style:style>
    <style:style style:name="gr2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8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886cm" fo:min-width="25.582cm" fo:padding-top="0.165cm" fo:padding-bottom="0.165cm" fo:padding-left="0.29cm" fo:padding-right="0.29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30" style:family="graphic" style:parent-style-name="standard">
      <style:graphic-properties draw:stroke="none" draw:fill="none" fo:min-height="1.111cm"/>
      <style:paragraph-properties style:writing-mode="lr-tb"/>
    </style:style>
    <style:style style:name="gr31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_20_with_20_no_20_fill_20_and_20_no_20_line">
      <style:graphic-properties draw:stroke="solid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horizontal"/>
    </style:style>
    <style:style style:name="gr3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0.774cm" fo:min-width="0cm" fo:padding-top="0.151cm" fo:padding-bottom="0.151cm" fo:padding-left="0.276cm" fo:padding-right="0.27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3.823cm"/>
      <style:paragraph-properties style:writing-mode="lr-tb"/>
    </style:style>
    <style:style style:name="pr10" style:family="presentation" style:parent-style-name="Default-title">
      <style:graphic-properties draw:auto-grow-height="true" fo:min-height="2.186cm"/>
      <style:paragraph-properties style:writing-mode="lr-tb"/>
    </style:style>
    <style:style style:name="pr11" style:family="presentation" style:parent-style-name="Default-title">
      <style:graphic-properties draw:auto-grow-height="true" fo:min-height="4.585cm"/>
      <style:paragraph-properties style:writing-mode="lr-tb"/>
    </style:style>
    <style:style style:name="pr12" style:family="presentation" style:parent-style-name="Default-title">
      <style:graphic-properties fo:min-height="3.196cm"/>
      <style:paragraph-properties style:writing-mode="lr-tb"/>
    </style:style>
    <style:style style:name="pr13" style:family="presentation" style:parent-style-name="Default-title">
      <style:graphic-properties fo:min-height="2.186cm"/>
      <style:paragraph-properties style:writing-mode="lr-tb"/>
    </style:style>
    <style:style style:name="pr14" style:family="presentation" style:parent-style-name="Subtitle_5f_-title">
      <style:graphic-properties draw:auto-grow-height="true" fo:min-height="3.473cm"/>
      <style:paragraph-properties style:writing-mode="lr-tb"/>
    </style:style>
    <style:style style:name="pr15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Default-title">
      <style:graphic-properties draw:auto-grow-height="true" fo:min-height="2.761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00864b" loext:opacity="100%"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5c2d91" loext:opacity="100%" fo:font-size="18pt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FreeSerif" fo:font-style="italic" style:font-style-asian="italic" style:font-style-complex="italic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18pt"/>
    </style:style>
    <style:style style:name="P21" style:family="paragraph">
      <loext:graphic-properties draw:fill="none"/>
      <style:paragraph-properties style:writing-mode="lr-tb"/>
      <style:text-properties fo:color="#666666" loext:opacity="100%"/>
    </style:style>
    <style:style style:name="P22" style:family="paragraph">
      <style:paragraph-properties style:writing-mode="lr-tb"/>
      <style:text-properties fo:color="#21409a" loext:opacity="100%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style:font-name="Consolas" fo:font-size="18pt"/>
    </style:style>
    <style:style style:name="P25" style:family="paragraph">
      <style:paragraph-properties fo:text-align="center" style:writing-mode="lr-tb"/>
      <style:text-properties fo:font-size="18pt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style:paragraph-properties fo:text-align="end"/>
    </style:style>
    <style:style style:name="P29" style:family="paragraph">
      <loext:graphic-properties draw:fill="none"/>
      <style:paragraph-properties fo:text-align="center" style:writing-mode="lr-tb"/>
      <style:text-properties fo:color="#666666" loext:opacity="100%" fo:font-size="14pt" style:font-size-asian="14pt" style:font-size-complex="14pt"/>
    </style:style>
    <style:style style:name="P30" style:family="paragraph">
      <style:paragraph-properties style:writing-mode="lr-tb"/>
      <style:text-properties fo:color="#c9211e" loext:opacity="100%" fo:font-weight="bold" style:font-weight-asian="bold" style:font-weight-complex="bold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2a6099" loext:opacity="100%"/>
    </style:style>
    <style:style style:name="T8" style:family="text">
      <style:text-properties fo:color="#ce181e" loext:opacity="100%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864b" loext:opacity="100%" fo:font-size="15pt" style:font-size-asian="15pt" style:font-size-complex="15pt"/>
    </style:style>
    <style:style style:name="T11" style:family="text">
      <style:text-properties fo:color="#5c2d91" loext:opacity="100%" fo:font-size="15pt" style:font-size-asian="15pt" style:font-size-complex="15pt"/>
    </style:style>
    <style:style style:name="T12" style:family="text">
      <style:text-properties style:font-name="Ubuntu2" style:font-name-asian="Ubuntu2" style:font-name-complex="Ubuntu2"/>
    </style:style>
    <style:style style:name="T13" style:family="text">
      <style:text-properties fo:color="#2a6099" loext:opacity="100%" fo:font-weight="bold" fo:background-color="transparent" style:font-weight-asian="bold" style:font-weight-complex="bold"/>
    </style:style>
    <style:style style:name="T14" style:family="text">
      <style:text-properties style:font-name="FreeSerif" fo:font-style="normal" style:font-style-asian="normal" style:font-style-complex="normal"/>
    </style:style>
    <style:style style:name="T15" style:family="text">
      <style:text-properties style:font-name="FreeSerif" fo:font-style="italic" style:font-style-asian="italic" style:font-style-complex="italic"/>
    </style:style>
    <style:style style:name="T16" style:family="text">
      <style:text-properties fo:color="#00a65d" loext:opacity="100%"/>
    </style:style>
    <style:style style:name="T17" style:family="text">
      <style:text-properties fo:color="#5565af" loext:opacity="100%"/>
    </style:style>
    <style:style style:name="T18" style:family="text">
      <style:text-properties fo:color="#5c2d91" loext:opacity="100%"/>
    </style:style>
    <style:style style:name="T19" style:family="text">
      <style:text-properties fo:font-size="18pt"/>
    </style:style>
    <style:style style:name="T20" style:family="text">
      <style:text-properties fo:color="#666666" loext:opacity="100%"/>
    </style:style>
    <style:style style:name="T21" style:family="text">
      <style:text-properties style:text-position="-33% 58%"/>
    </style:style>
    <style:style style:name="T22" style:family="text">
      <style:text-properties fo:font-variant="normal" fo:text-transform="none" fo:color="#21409a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background-color="#e0efd4"/>
    </style:style>
    <style:style style:name="T26" style:family="text">
      <style:text-properties style:font-name="Consolas" fo:background-color="#e0efd4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200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Consolas"/>
    </style:style>
    <style:style style:name="T29" style:family="text">
      <style:text-properties style:text-position="0% 100%"/>
    </style:style>
    <style:style style:name="T30" style:family="text">
      <style:text-properties fo:color="#ce181e" loext:opacity="100%" style:text-position="0% 100%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-20% 58%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position="66% 58%" style:font-name="Ubuntu2" style:font-name-asian="Ubuntu2" style:font-name-complex="Ubuntu2"/>
    </style:style>
    <style:style style:name="T36" style:family="text">
      <style:text-properties style:text-position="33% 58%" style:font-name="Ubuntu2" style:font-name-asian="Ubuntu2" style:font-name-complex="Ubuntu2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Ubuntu2" fo:font-size="32pt" fo:font-style="normal" fo:text-shadow="none" style:text-underline-style="none" fo:font-weight="normal" style:letter-kerning="true" fo:background-color="transparent" style:font-name-asian="Ubuntu2" style:font-size-asian="32pt" style:font-style-asian="normal" style:font-weight-asian="normal" style:font-name-complex="Ubuntu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2" fo:font-size="32pt" fo:font-style="normal" fo:text-shadow="none" style:text-underline-style="none" fo:font-weight="normal" style:letter-kerning="true" fo:background-color="transparent" style:font-name-asian="Ubuntu2" style:font-size-asian="32pt" style:font-style-asian="normal" style:font-weight-asian="normal" style:font-name-complex="Ubuntu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position="0% 100%" style:font-name="Ubuntu2" style:font-name-asian="Ubuntu2" style:font-name-complex="Ubuntu2"/>
    </style:style>
    <style:style style:name="T41" style:family="text">
      <style:text-properties style:text-position="-33% 58%" style:font-name="Ubuntu2" style:font-name-asian="Ubuntu2" style:font-name-complex="Ubuntu2"/>
    </style:style>
    <style:style style:name="T42" style:family="text">
      <style:text-properties fo:color="#2a6099" loext:opacity="100%" fo:font-weight="bold" style:font-weight-asian="bold" style:font-weight-complex="bold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666666" loext:opacity="100%" fo:font-size="14pt" style:font-size-asian="14pt" style:font-size-complex="14pt"/>
    </style:style>
    <style:style style:name="T45" style:family="text">
      <style:text-properties style:text-position="sub 66%"/>
    </style:style>
    <style:style style:name="T46" style:family="text">
      <style:text-properties fo:color="#c9211e" loext:opacity="100%" fo:font-weight="bold" style:font-weight-asian="bold" style:font-weight-complex="bold"/>
    </style:style>
    <style:style style:name="T47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c9211e" loext:opacity="100%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style:text-position="sub 66%" fo:font-style="italic" style:font-style-asian="italic" style:font-style-complex="italic"/>
    </style:style>
    <style:style style:name="T51" style:family="text">
      <style:text-properties fo:color="#00a65d" loext:opacity="100%" style:font-name="Consolas" fo:font-size="26pt" style:font-size-asian="26pt" style:font-size-complex="26pt"/>
    </style:style>
    <style:style style:name="T52" style:family="text">
      <style:text-properties fo:color="#00a65d" loext:opacity="100%" style:font-name="Consolas"/>
    </style:style>
    <style:style style:name="T5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cale-Free Network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Observed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Wikipedia 2009 (N=1.9M, L=4.5M)</text:p>
          </draw:text-box>
        </draw:frame>
        <draw:frame draw:style-name="gr5" draw:text-style-name="P10" draw:layer="layout" svg:width="14.199cm" svg:height="9.219cm" svg:x="12.7cm" svg:y="4.064cm">
          <draw:image xlink:href="Pictures/100000010000033800000217AD6022F91E7A91E4.png" xlink:type="simple" xlink:show="embed" xlink:actuate="onLoad" draw:mime-type="image/png">
            <text:p/>
          </draw:image>
        </draw:frame>
        <draw:frame draw:style-name="gr6" draw:text-style-name="P11" draw:layer="layout" svg:width="15.526cm" svg:height="0.963cm" svg:x="6.572cm" svg:y="14.478cm">
          <draw:text-box>
            <text:p><text:a xlink:href="https://networkrepository.com/web-wikipedia2009.php" xlink:type="simple">https://networkrepository.com/web-wikipedia2009.php</text:a><text:s/></text:p>
          </draw:text-box>
        </draw:frame>
        <draw:frame draw:style-name="gr5" draw:text-style-name="P10" draw:layer="layout" svg:width="7.915cm" svg:height="9.997cm" svg:x="3.261cm" svg:y="3.809cm">
          <draw:image xlink:href="Pictures/10000001000000E800000125A6F3A0009F8080E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8cm" presentation:class="title" presentation:user-transformed="true">
          <draw:text-box>
            <text:p>Degree distributions in Web graph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Web graphs have large “hubs”: </text:span></text:p>
                <text:list>
                  <text:list-item>
                    <text:p>This is, nodes with very large degree</text:p>
                  </text:list-item>
                </text:list>
              </text:list-item>
              <text:list-item>
                <text:p>This does not happen in a random (ER) graph</text:p>
              </text:list-item>
              <text:list-item>
                <text:p>We have already seen <text:span text:style-name="T8">the Poisson distribution is a bad approximation of the observed degree distribu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6cm" presentation:class="title" presentation:user-transformed="true">
          <draw:text-box>
            <text:p><text:span text:style-name="T9">Degree distributions in a web graph [nd.edu]</text:span></text:p>
          </draw:text-box>
        </draw:frame>
        <draw:frame draw:style-name="gr7" draw:text-style-name="P10" draw:layer="layout" svg:width="23.812cm" svg:height="12.445cm" svg:x="2.35cm" svg:y="3.049cm">
          <draw:image xlink:href="Pictures/100000010000038400000219497A34CBB97A8712.png" xlink:type="simple" xlink:show="embed" xlink:actuate="onLoad" draw:mime-type="image/png">
            <text:p/>
          </draw:image>
        </draw:frame>
        <draw:frame draw:style-name="gr8" draw:text-style-name="P12" draw:layer="layout" svg:width="2.794cm" svg:height="1.445cm" draw:transform="rotate (-1.49190744460475) translate (7.398cm 9.859cm)">
          <draw:text-box>
            <text:p><text:span text:style-name="T10">Poisson</text:span></text:p>
          </draw:text-box>
        </draw:frame>
        <draw:frame draw:style-name="gr8" draw:text-style-name="P12" draw:layer="layout" svg:width="2.794cm" svg:height="1.445cm" draw:transform="rotate (-1.52157804188866) translate (19.381cm 9.671cm)">
          <draw:text-box>
            <text:p><text:span text:style-name="T10">Poisson</text:span></text:p>
          </draw:text-box>
        </draw:frame>
        <draw:frame draw:style-name="gr8" draw:text-style-name="P13" draw:layer="layout" svg:width="3.327cm" svg:height="1.445cm" draw:transform="rotate (-0.935845544919359) translate (10.994cm 10.948cm)">
          <draw:text-box>
            <text:p><text:span text:style-name="T11">Power law</text:span></text:p>
          </draw:text-box>
        </draw:frame>
        <draw:frame draw:style-name="gr8" draw:text-style-name="P13" draw:layer="layout" svg:width="3.327cm" svg:height="1.445cm" draw:transform="rotate (-0.99728113458956) translate (22.603cm 11.026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Modeling degree distributions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991cm" svg:height="3.823cm" svg:x="0cm" svg:y="-0.267cm" presentation:class="title" presentation:user-transformed="true">
          <draw:text-box>
            <text:p>Degree distribution in real-world networks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12">Ɣ </text:span>is the exponent of the power law</text:p>
                <text:p text:style-name="P3"><text:span text:style-name="T13">A scale-free network is a network whose degree 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9" draw:text-style-name="P14" draw:layer="layout" svg:width="7.201cm" svg:height="2.457cm" svg:x="10.414cm" svg:y="6.604cm" svg:viewBox="0 0 7202 2458" draw:points="3600,2458 0,2458 0,0 7202,0 7202,2458">
            <text:p/>
          </draw:polygon>
          <draw:path draw:style-name="gr10" draw:text-style-name="P15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5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5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5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5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10" draw:text-style-name="P15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10" draw:text-style-name="P15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5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10" draw:text-style-name="P15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5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0" draw:text-style-name="P15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0" draw:text-style-name="P15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draw:frame draw:style-name="gr11" draw:text-style-name="P10" draw:layer="layout" svg:width="5.246cm" svg:height="4.825cm" svg:x="21.844cm" svg:y="4.31cm">
          <draw:image xlink:href="Pictures/10000001000000E800000125A6F3A0009F8080E7.png" xlink:type="simple" xlink:show="embed" xlink:actuate="onLoad" draw:mime-type="image/png">
            <text:p/>
          </draw:image>
        </draw:frame>
        <draw:frame draw:style-name="gr12" draw:text-style-name="P16" draw:layer="layout" svg:width="4.492cm" svg:height="1.016cm" svg:x="22.606cm" svg:y="9.39cm">
          <draw:text-box>
            <text:p text:style-name="P3"><text:span text:style-name="T14">Degree </text:span><text:span text:style-name="T15">k</text:span></text:p>
          </draw:text-box>
        </draw:frame>
        <draw:frame draw:style-name="gr12" draw:text-style-name="P16" draw:layer="layout" svg:width="1.778cm" svg:height="1.016cm" svg:x="20.32cm" svg:y="4.818cm">
          <draw:text-box>
            <text:p text:style-name="P3"><text:span text:style-name="T15">P(k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6">Poisson</text:span> to <text:span text:style-name="T17">power law</text:span></text:p>
          </draw:text-box>
        </draw:frame>
        <draw:frame draw:style-name="gr13" draw:text-style-name="P10" draw:layer="layout" svg:width="25.408cm" svg:height="10.388cm" svg:x="1.016cm" svg:y="3.956cm">
          <draw:image xlink:href="Pictures/10000001000003840000034DBF79E426C13ACFF9.png" xlink:type="simple" xlink:show="embed" xlink:actuate="onLoad" draw:mime-type="image/png">
            <text:p/>
          </draw:image>
        </draw:frame>
        <draw:frame draw:style-name="gr14" draw:text-style-name="P12" draw:layer="layout" svg:width="2.794cm" svg:height="1.445cm" draw:transform="rotate (-1.30480814879096) translate (7.119cm 9.272cm)">
          <draw:text-box>
            <text:p><text:span text:style-name="T10">Poisson</text:span></text:p>
          </draw:text-box>
        </draw:frame>
        <draw:frame draw:style-name="gr14" draw:text-style-name="P13" draw:layer="layout" svg:width="3.327cm" svg:height="1.445cm" draw:transform="rotate (-1.48824225317556) translate (4.548cm 5.332cm)">
          <draw:text-box>
            <text:p><text:span text:style-name="T11">Power law</text:span></text:p>
          </draw:text-box>
        </draw:frame>
        <draw:custom-shape draw:style-name="gr15" draw:text-style-name="P17" draw:layer="layout" svg:width="3.556cm" svg:height="1.27cm" svg:x="6.604cm" svg:y="7.874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2.794cm" svg:height="1.445cm" draw:transform="rotate (-1.44495808772611) translate (21.632cm 9.333cm)">
          <draw:text-box>
            <text:p><text:span text:style-name="T10">Poisson</text:span></text:p>
          </draw:text-box>
        </draw:frame>
        <draw:frame draw:style-name="gr14" draw:text-style-name="P13" draw:layer="layout" svg:width="3.327cm" svg:height="1.445cm" draw:transform="rotate (-0.879645943005143) translate (22.629cm 9.101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paring <text:span text:style-name="T16">Poisson</text:span> to <text:span text:style-name="T18">power law</text:span></text:p>
          </draw:text-box>
        </draw:frame>
        <draw:frame draw:style-name="gr16" draw:text-style-name="P10" draw:layer="layout" svg:width="25.47cm" svg:height="10.413cm" svg:x="1.224cm" svg:y="4.08cm">
          <draw:image xlink:href="Pictures/10000001000003840000034DBF79E426C13ACFF9.png" xlink:type="simple" xlink:show="embed" xlink:actuate="onLoad" draw:mime-type="image/png">
            <text:p/>
          </draw:image>
        </draw:frame>
        <draw:custom-shape draw:style-name="gr17" draw:text-style-name="P18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2.186cm" svg:x="1.399cm" svg:y="-0.19cm" presentation:class="title" presentation:user-transformed="true">
          <draw:text-box>
            <text:p>Random vs scale-free networks</text:p>
          </draw:text-box>
        </draw:frame>
        <draw:frame draw:style-name="gr18" draw:text-style-name="P20" draw:layer="layout" svg:width="7.758cm" svg:height="1.445cm" svg:x="5.588cm" svg:y="13.795cm">
          <draw:text-box>
            <text:p text:style-name="P19"><text:span text:style-name="T19">High-speed trains</text:span></text:p>
          </draw:text-box>
        </draw:frame>
        <draw:frame draw:style-name="gr18" draw:text-style-name="P20" draw:layer="layout" svg:width="7.758cm" svg:height="1.445cm" svg:x="16.81cm" svg:y="13.716cm">
          <draw:text-box>
            <text:p text:style-name="P19"><text:span text:style-name="T19">Air transportation</text:span></text:p>
          </draw:text-box>
        </draw:frame>
        <draw:frame draw:style-name="gr19" draw:text-style-name="P10" draw:layer="layout" svg:width="20.646cm" svg:height="11.429cm" svg:x="3.738cm" svg:y="2.286cm">
          <draw:image xlink:href="Pictures/100000010000050400000306A48150FC796B015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5.191cm" svg:height="2.186cm" svg:x="1.399cm" svg:y="-0.19cm" presentation:class="title" presentation:user-transformed="true">
          <draw:text-box>
            <text:p>Random vs scale-free networks (cont.)</text:p>
          </draw:text-box>
        </draw:frame>
        <draw:frame draw:style-name="gr20" draw:text-style-name="P10" draw:layer="layout" svg:width="17.501cm" svg:height="13.334cm" svg:x="2.443cm" svg:y="2.159cm">
          <draw:image xlink:href="Pictures/1000000100000384000002DD9D32AC6619E0B58E.png" xlink:type="simple" xlink:show="embed" xlink:actuate="onLoad" draw:mime-type="image/png">
            <text:p/>
          </draw:image>
        </draw:frame>
        <draw:frame draw:style-name="gr18" draw:text-style-name="P20" draw:layer="layout" svg:width="7.758cm" svg:height="1.445cm" svg:x="19.928cm" svg:y="4.143cm">
          <draw:text-box>
            <text:p><text:span text:style-name="T19">Ground transportation</text:span></text:p>
          </draw:text-box>
        </draw:frame>
        <draw:frame draw:style-name="gr18" draw:text-style-name="P20" draw:layer="layout" svg:width="7.758cm" svg:height="1.445cm" svg:x="19.928cm" svg:y="11.544cm">
          <draw:text-box>
            <text:p><text:span text:style-name="T19">Air transport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9" draw:text-style-name="P14" draw:layer="layout" svg:width="6.277cm" svg:height="7.251cm" svg:x="1.778cm" svg:y="5.08cm" svg:viewBox="0 0 6278 7252" draw:points="3139,7252 0,7252 0,0 6278,0 6278,7252">
            <text:p/>
          </draw:polygon>
          <draw:path draw:style-name="gr10" draw:text-style-name="P15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10" draw:text-style-name="P15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10" draw:text-style-name="P15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10" draw:text-style-name="P15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10" draw:text-style-name="P15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5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10" draw:text-style-name="P15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5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5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5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10" draw:text-style-name="P15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5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10" draw:text-style-name="P15" draw:layer="layout" svg:width="1.834cm" svg:height="0.042cm" svg:x="5.784cm" svg:y="11.145cm" svg:viewBox="0 0 1835 43" draw:points="919,43 0,43 0,0 1835,0 1835,43">
            <text:p/>
          </draw:polygon>
          <draw:path draw:style-name="gr10" draw:text-style-name="P15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10" draw:text-style-name="P15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10" draw:text-style-name="P15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10" draw:text-style-name="P15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\gamma)}§svg§600§FALSE§</svg:desc>
          <draw:polygon draw:style-name="gr9" draw:text-style-name="P14" draw:layer="layout" svg:width="9.933cm" svg:height="2.28cm" svg:x="12.111cm" svg:y="6.954cm" svg:viewBox="0 0 9934 2281" draw:points="4966,2281 0,2281 0,0 9934,0 9934,2281">
            <text:p/>
          </draw:polygon>
          <draw:path draw:style-name="gr10" draw:text-style-name="P15" draw:layer="layout" svg:width="0.7cm" svg:height="0.716cm" svg:x="12.16cm" svg:y="7.561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655cm" svg:height="0.232cm" svg:x="13.213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6.329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4.347cm" svg:height="0.042cm" svg:x="14.315cm" svg:y="7.989cm" svg:viewBox="0 0 4348 43" draw:points="2175,43 0,43 0,0 4348,0 4348,43">
            <text:p/>
          </draw:polygon>
          <draw:path draw:style-name="gr10" draw:text-style-name="P15" draw:layer="layout" svg:width="0.929cm" svg:height="0.985cm" svg:x="14.371cm" svg:y="8.2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10" draw:text-style-name="P15" draw:layer="layout" svg:width="0.68cm" svg:height="0.313cm" svg:x="15.406cm" svg:y="8.139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10" draw:text-style-name="P15" draw:layer="layout" svg:width="0.339cm" svg:height="0.487cm" svg:x="15.406cm" svg:y="8.756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5" draw:layer="layout" svg:width="0.507cm" svg:height="0.187cm" svg:x="15.836cm" svg:y="8.968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5" draw:layer="layout" svg:width="0.252cm" svg:height="0.458cm" svg:x="16.468cm" svg:y="8.776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447cm" svg:height="0.696cm" svg:x="17.052cm" svg:y="8.254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5" draw:layer="layout" svg:width="0.467cm" svg:height="0.035cm" svg:x="17.617cm" svg:y="8.464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2cm" svg:x="18.179cm" svg:y="8.3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10" draw:text-style-name="P15" draw:layer="layout" svg:width="0.655cm" svg:height="0.232cm" svg:x="19.108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20.968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1.833cm" svg:height="0.042cm" svg:x="20.211cm" svg:y="7.989cm" svg:viewBox="0 0 1834 43" draw:points="918,43 0,43 0,0 1834,0 1834,43">
            <text:p/>
          </draw:polygon>
          <draw:path draw:style-name="gr10" draw:text-style-name="P15" draw:layer="layout" svg:width="0.422cm" svg:height="0.888cm" svg:x="20.255cm" svg:y="8.242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10" draw:text-style-name="P15" draw:layer="layout" svg:width="0.23cm" svg:height="0.985cm" svg:x="20.811cm" svg:y="8.19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5" draw:layer="layout" svg:width="0.519cm" svg:height="0.649cm" svg:x="21.113cm" svg:y="8.493cm" svg:viewBox="0 0 520 650" svg:d="M22 186c38-114 146-114 157-114 150 0 161 172 161 251 0 60-4 76-13 96-20 72-49 186-49 213 0 11 4 18 11 18 13 0 22-23 31-61 25-83 34-139 38-170 3-11 3-25 7-38 31-96 96-244 134-323 7-11 21-33 21-38 0-9-12-9-14-9s-9 0-11 7c-51 94-92 193-130 291-2-29-2-105-40-201-25-59-65-108-132-108-124 0-193 150-193 181 0 9 9 9 18 9z">
            <text:p/>
          </draw:path>
          <draw:path draw:style-name="gr10" draw:text-style-name="P15" draw:layer="layout" svg:width="0.23cm" svg:height="0.985cm" svg:x="21.716cm" svg:y="8.19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21" draw:text-style-name="P21" draw:layer="layout" svg:width="3.556cm" svg:height="1.673cm" svg:x="24.13cm" svg:y="9.839cm">
          <draw:text-box>
            <text:p><text:span text:style-name="T20">Riemann’s zeta</text:span></text:p>
          </draw:text-box>
        </draw:frame>
        <draw:line draw:style-name="gr22" draw:text-style-name="P10" draw:layer="layout" svg:x1="24.13cm" svg:y1="10.16cm" svg:x2="22.098cm" svg:y2="8.89cm">
          <text:p/>
        </draw:line>
        <draw:frame draw:style-name="gr18" draw:text-style-name="P11" draw:layer="layout" svg:width="20.32cm" svg:height="1.445cm" svg:x="1.524cm" svg:y="13.795cm">
          <draw:text-box>
            <text:p>This formalism assumes there are no nodes with degree zero</text:p>
          </draw:text-box>
        </draw:frame>
        <draw:line draw:style-name="gr23" draw:text-style-name="P10" draw:layer="layout" svg:x1="7.112cm" svg:y1="7.874cm" svg:x2="11.684cm" svg:y2="7.874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ly (continuous approx.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9" draw:text-style-name="P14" draw:layer="layout" svg:width="12.358cm" svg:height="5.561cm" svg:x="1.079cm" svg:y="5.081cm" svg:viewBox="0 0 12359 5562" draw:points="6180,5562 0,5562 0,0 12359,0 12359,5562">
            <text:p/>
          </draw:polygon>
          <draw:path draw:style-name="gr10" draw:text-style-name="P15" draw:layer="layout" svg:width="0.514cm" svg:height="0.626cm" svg:x="4.4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4.9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6.7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7.5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5" draw:layer="layout" svg:width="0.467cm" svg:height="0.035cm" svg:x="8.134cm" svg:y="5.318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8.6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875cm" svg:height="2.187cm" svg:x="1.1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10" draw:text-style-name="P15" draw:layer="layout" svg:width="0.68cm" svg:height="0.313cm" svg:x="2.1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10" draw:text-style-name="P15" draw:layer="layout" svg:width="0.339cm" svg:height="0.487cm" svg:x="1.6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507cm" svg:height="0.187cm" svg:x="2.1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10" draw:text-style-name="P15" draw:layer="layout" svg:width="0.339cm" svg:height="0.487cm" svg:x="2.7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467cm" svg:height="0.219cm" svg:x="3.1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10" draw:text-style-name="P15" draw:layer="layout" svg:width="0.12cm" svg:height="0.335cm" svg:x="3.6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3.8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514cm" svg:height="0.626cm" svg:x="4.4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5cm" svg:x="4.9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6.8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514cm" svg:height="0.626cm" svg:x="4.4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5" draw:layer="layout" svg:width="0.339cm" svg:height="0.487cm" svg:x="4.9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655cm" svg:height="0.232cm" svg:x="5.7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3cm" svg:height="0.985cm" svg:x="6.8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10" draw:text-style-name="P15" draw:layer="layout" svg:width="0.519cm" svg:height="0.649cm" svg:x="7.1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10" draw:text-style-name="P15" draw:layer="layout" svg:width="0.601cm" svg:height="0.042cm" svg:x="7.991cm" svg:y="10.094cm" svg:viewBox="0 0 602 43" svg:d="M569 43c16 0 33 0 33-23 0-20-17-20-33-20h-535c-16 0-34 0-34 20 0 23 18 23 34 23z">
            <text:p/>
          </draw:path>
          <draw:path draw:style-name="gr10" draw:text-style-name="P15" draw:layer="layout" svg:width="0.326cm" svg:height="0.658cm" svg:x="8.9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5" draw:layer="layout" svg:width="0.23cm" svg:height="0.985cm" svg:x="9.4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10" draw:text-style-name="P15" draw:layer="layout" svg:width="0.447cm" svg:height="0.696cm" svg:x="9.8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5" draw:layer="layout" svg:width="0.398cm" svg:height="0.451cm" svg:x="10.3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10" draw:text-style-name="P15" draw:layer="layout" svg:width="0.467cm" svg:height="0.035cm" svg:x="10.84cm" svg:y="9.698cm" svg:viewBox="0 0 468 36" svg:d="M441 36c9 0 27 0 27-18s-16-18-27-18h-414c-11 0-27 0-27 18s16 18 27 18z">
            <text:p/>
          </draw:path>
          <draw:path draw:style-name="gr10" draw:text-style-name="P15" draw:layer="layout" svg:width="0.252cm" svg:height="0.458cm" svg:x="11.4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581cm" svg:height="0.306cm" svg:x="10.3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10.9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11.1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0" draw:text-style-name="P15" draw:layer="layout" svg:width="0.447cm" svg:height="0.696cm" svg:x="11.8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10" draw:text-style-name="P15" draw:layer="layout" svg:width="0.467cm" svg:height="0.035cm" svg:x="12.441cm" svg:y="9.765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3.0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9" draw:text-style-name="P14" draw:layer="layout" svg:width="13.621cm" svg:height="2.488cm" svg:x="13.519cm" svg:y="6.83cm" svg:viewBox="0 0 13622 2489" draw:points="6812,2489 0,2489 0,0 13622,0 13622,2489">
            <text:p/>
          </draw:polygon>
          <draw:path draw:style-name="gr10" draw:text-style-name="P15" draw:layer="layout" svg:width="0.7cm" svg:height="0.716cm" svg:x="13.568cm" svg:y="7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10" draw:text-style-name="P15" draw:layer="layout" svg:width="0.655cm" svg:height="0.232cm" svg:x="14.621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326cm" svg:height="0.658cm" svg:x="18.042cm" svg:y="6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5" draw:layer="layout" svg:width="4.956cm" svg:height="0.042cm" svg:x="15.723cm" svg:y="7.865cm" svg:viewBox="0 0 4957 43" draw:points="2480,43 0,43 0,0 4957,0 4957,43">
            <text:p/>
          </draw:polygon>
          <draw:path draw:style-name="gr10" draw:text-style-name="P15" draw:layer="layout" svg:width="0.546cm" svg:height="1.094cm" svg:x="15.779cm" svg:y="8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10" draw:text-style-name="P15" draw:layer="layout" svg:width="0.68cm" svg:height="0.313cm" svg:x="16.431cm" svg:y="8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10" draw:text-style-name="P15" draw:layer="layout" svg:width="0.339cm" svg:height="0.487cm" svg:x="16.23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5" draw:layer="layout" svg:width="0.508cm" svg:height="0.187cm" svg:x="16.671cm" svg:y="8.954cm" svg:viewBox="0 0 509 188" svg:d="M484 34c9 0 25 0 25-18 0-16-16-16-25-16h-459c-9 0-25 0-25 16 0 18 16 18 27 18zM484 188c9 0 25 0 25-18s-16-18-25-18h-457c-11 0-27 0-27 18s16 18 25 18z">
            <text:p/>
          </draw:path>
          <draw:path draw:style-name="gr10" draw:text-style-name="P15" draw:layer="layout" svg:width="0.339cm" svg:height="0.487cm" svg:x="17.27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10" draw:text-style-name="P15" draw:layer="layout" svg:width="0.467cm" svg:height="0.219cm" svg:x="17.686cm" svg:y="9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10" draw:text-style-name="P15" draw:layer="layout" svg:width="0.12cm" svg:height="0.335cm" svg:x="18.225cm" svg:y="8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10" draw:text-style-name="P15" draw:layer="layout" svg:width="0.297cm" svg:height="0.219cm" svg:x="18.425cm" svg:y="9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10" draw:text-style-name="P15" draw:layer="layout" svg:width="0.447cm" svg:height="0.696cm" svg:x="19.07cm" svg:y="8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467cm" svg:height="0.035cm" svg:x="19.632cm" svg:y="8.394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2cm" svg:x="20.197cm" svg:y="8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5" draw:layer="layout" svg:width="0.655cm" svg:height="0.232cm" svg:x="21.124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3cm" svg:height="0.985cm" svg:x="22.206cm" svg:y="7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5" draw:layer="layout" svg:width="0.519cm" svg:height="0.649cm" svg:x="22.508cm" svg:y="7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10" draw:text-style-name="P15" draw:layer="layout" svg:width="0.602cm" svg:height="0.042cm" svg:x="23.355cm" svg:y="7.865cm" svg:viewBox="0 0 603 43" svg:d="M569 43c16 0 34 0 34-23 0-20-18-20-34-20h-535c-16 0-34 0-34 20 0 23 18 23 34 23z">
            <text:p/>
          </draw:path>
          <draw:path draw:style-name="gr10" draw:text-style-name="P15" draw:layer="layout" svg:width="0.326cm" svg:height="0.658cm" svg:x="24.345cm" svg:y="7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5" draw:layer="layout" svg:width="0.23cm" svg:height="0.985cm" svg:x="24.807cm" svg:y="7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0" draw:text-style-name="P15" draw:layer="layout" svg:width="0.447cm" svg:height="0.696cm" svg:x="25.188cm" svg:y="7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98cm" svg:height="0.452cm" svg:x="25.701cm" svg:y="7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10" draw:text-style-name="P15" draw:layer="layout" svg:width="0.467cm" svg:height="0.035cm" svg:x="26.207cm" svg:y="7.469cm" svg:viewBox="0 0 468 36" svg:d="M441 36c9 0 27 0 27-18s-16-18-27-18h-414c-11 0-27 0-27 18s16 18 27 18z">
            <text:p/>
          </draw:path>
          <draw:path draw:style-name="gr10" draw:text-style-name="P15" draw:layer="layout" svg:width="0.252cm" svg:height="0.458cm" svg:x="26.823cm" svg:y="7.2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5" draw:layer="layout" svg:width="0.581cm" svg:height="0.306cm" svg:x="25.683cm" svg:y="8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6.33cm" svg:y="7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10" draw:text-style-name="P15" draw:layer="layout" svg:width="0.371cm" svg:height="0.306cm" svg:x="26.552cm" svg:y="8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8" draw:text-style-name="P11" draw:layer="layout" svg:width="20.32cm" svg:height="1.445cm" svg:x="5.224cm" svg:y="13.795cm">
          <draw:text-box>
            <text:p>k<text:span text:style-name="T21">min</text:span> is the smaller degree found in the network</text:p>
          </draw:text-box>
        </draw:frame>
        <draw:line draw:style-name="gr23" draw:text-style-name="P10" draw:layer="layout" svg:x1="7.712cm" svg:y1="7.774cm" svg:x2="12.954cm" svg:y2="7.774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22" draw:layer="layout" svg:width="16.889cm" svg:height="3.782cm" svg:x="1.399cm" svg:y="0.327cm" presentation:class="title" presentation:user-transformed="true">
          <draw:text-box>
            <text:p><text:span text:style-name="T22">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23">In the actor network, N=702,388, <text:s/></text:span><text:span text:style-name="T24">Ɣ=2.12</text:span></text:p>
              </text:list-header>
            </text:list>
            <text:list text:style-name="L3">
              <text:list-item>
                <text:p><text:span text:style-name="T24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24">1 other co-star? </text:span></text:p>
                        <text:p><text:span text:style-name="T24">10 other co-stars? </text:span></text:p>
                        <text:p><text:span text:style-name="T24">100 other co-stars?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4">For how many co-stars do we still expect to have one actor that has that many co-stars? </text:span></text:p>
              </text:list-item>
            </text:list>
          </draw:text-box>
        </draw:frame>
        <draw:g>
          <svg:title>TexMaths</svg:title>
          <svg:desc>28§display§p_k = \frac{k^{-\gamma}}{\zeta (\gamma)}§svg§600§FALSE§</svg:desc>
          <draw:polygon draw:style-name="gr9" draw:text-style-name="P14" draw:layer="layout" svg:width="3.996cm" svg:height="2.233cm" svg:x="15.561cm" svg:y="9.398cm" svg:viewBox="0 0 3997 2234" draw:points="1997,2234 0,2234 0,0 3997,0 3997,2234">
            <text:p/>
          </draw:polygon>
          <draw:path draw:style-name="gr10" draw:text-style-name="P15" draw:layer="layout" svg:width="0.484cm" svg:height="0.59cm" svg:x="15.532cm" svg:y="10.354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5" draw:layer="layout" svg:width="0.32cm" svg:height="0.459cm" svg:x="16.076cm" svg:y="10.451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5" draw:layer="layout" svg:width="0.617cm" svg:height="0.218cm" svg:x="16.793cm" svg:y="10.423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5" draw:layer="layout" svg:width="0.421cm" svg:height="0.655cm" svg:x="17.961cm" svg:y="9.493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5" draw:layer="layout" svg:width="0.44cm" svg:height="0.033cm" svg:x="18.491cm" svg:y="9.622cm" svg:viewBox="0 0 441 34" svg:d="M416 34c8 0 25 0 25-17s-15-17-25-17h-391c-10 0-25 0-25 17s15 17 25 17z">
            <text:p/>
          </draw:path>
          <draw:path draw:style-name="gr10" draw:text-style-name="P15" draw:layer="layout" svg:width="0.374cm" svg:height="0.425cm" svg:x="19.022cm" svg:y="9.514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5" draw:layer="layout" svg:width="1.726cm" svg:height="0.039cm" svg:x="17.831cm" svg:y="10.512cm" svg:viewBox="0 0 1727 40" draw:points="865,40 0,40 0,0 1727,0 1727,40">
            <text:p/>
          </draw:polygon>
          <draw:path draw:style-name="gr10" draw:text-style-name="P15" draw:layer="layout" svg:width="0.398cm" svg:height="0.836cm" svg:x="17.873cm" svg:y="10.753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5" draw:layer="layout" svg:width="0.216cm" svg:height="0.927cm" svg:x="18.396cm" svg:y="10.704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5" draw:layer="layout" svg:width="0.488cm" svg:height="0.611cm" svg:x="18.681cm" svg:y="10.989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5" draw:layer="layout" svg:width="0.216cm" svg:height="0.927cm" svg:x="19.248cm" svg:y="10.704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draw:custom-shape draw:style-name="gr24" draw:text-style-name="P23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13.13cm" svg:height="2.444cm" svg:x="12.824cm" svg:y="7.262cm">
          <draw:text-box>
            <text:p text:style-name="P19"><text:span text:style-name="T25"><text:a xlink:href="https://www.wolframalpha.com/" xlink:type="simple">https://www.wolframalpha.com/</text:a></text:span><text:span text:style-name="T25"><text:s/>recognizes </text:span><text:span text:style-name="T26">x*y, x/y, Zeta(x), x^(-y),</text:span><text:span text:style-name="T25"> etc.</text:span></text:p>
          </draw:text-box>
        </draw:frame>
        <draw:g>
          <svg:title>TexMaths</svg:title>
          <svg:desc>28§display§\zeta(2.12) \approx 1.5452§svg§600§FALSE§</svg:desc>
          <draw:frame draw:style-name="gr5" draw:text-style-name="P10" draw:layer="layout" svg:width="5.706cm" svg:height="0.846cm" svg:x="20.828cm" svg:y="10.33cm">
            <draw:image xlink:href="Pictures/10003247000009F50000017A74697A17CDCCAC97.svg" xlink:type="simple" xlink:show="embed" xlink:actuate="onLoad" draw:mime-type="image/svg+xml">
              <text:p/>
            </draw:image>
            <draw:image xlink:href="Pictures/10000001000000600000000E324CDB8B875EC0C4.png" xlink:type="simple" xlink:show="embed" xlink:actuate="onLoad" draw:mime-type="image/png"/>
          </draw:frame>
        </draw:g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3" draw:text-style-name="P22" draw:layer="layout" svg:width="25.191cm" svg:height="3.782cm" svg:x="1.399cm" svg:y="0.327cm" presentation:class="title" presentation:user-transformed="true">
          <draw:text-box>
            <text:p><text:span text:style-name="T22">Answer to exercise</text:span></text:p>
          </draw:text-box>
        </draw:frame>
        <draw:frame presentation:style-name="pr4" draw:text-style-name="P7" draw:layer="layout" svg:width="25.191cm" svg:height="10.194cm" svg:x="1.399cm" svg:y="4.284cm" presentation:class="outline" presentation:user-transformed="true">
          <draw:text-box>
            <text:list text:style-name="L2">
              <text:list-header>
                <text:p><text:span text:style-name="T23">In the actor network, N=702388, <text:s/></text:span><text:span text:style-name="T24">Ɣ=2.12</text:span></text:p>
              </text:list-header>
            </text:list>
            <text:list text:style-name="L3">
              <text:list-item>
                <text:p><text:span text:style-name="T24">How many actors do we expect to have 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header>
                        <text:p><text:span text:style-name="T24">1 other co-star? </text:span><text:span text:style-name="T27">Approx. 455K</text:span></text:p>
                        <text:p><text:span text:style-name="T24">10 other co-stars? </text:span><text:span text:style-name="T27">Approx. 3400</text:span></text:p>
                        <text:p><text:span text:style-name="T24">100 other co-stars? </text:span><text:span text:style-name="T27">Approx. 26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p><text:span text:style-name="T24">For how many co-stars do we still expect to have one actor that has that many co-stars? </text:span><text:span text:style-name="T27">Approx. 466</text:span></text:p>
              </text:list-item>
            </text:list>
          </draw:text-box>
        </draw:frame>
        <draw:frame draw:style-name="gr26" draw:text-style-name="P24" draw:layer="layout" svg:width="14.986cm" svg:height="1.725cm" svg:x="11.684cm" svg:y="14.678cm">
          <draw:text-box>
            <text:p text:style-name="P19"><text:span text:style-name="T28">702388 * 466^(-2.12) / Zeta(2.12) ≃ 1.001</text:span></text:p>
          </draw:text-box>
        </draw:frame>
        <draw:frame draw:style-name="gr25" draw:text-style-name="P20" draw:layer="layout" svg:width="10.16cm" svg:height="2.444cm" svg:x="17.526cm" svg:y="7.212cm">
          <draw:text-box>
            <text:p text:style-name="P19"><text:span text:style-name="T25"><text:a xlink:href="https://www.wolframalpha.com/" xlink:type="simple">https://www.wolframalpha.com/</text:a></text:span><text:span text:style-name="T25"><text:s/>recognizes </text:span><text:span text:style-name="T26">x*y, x/y, Zeta(x), x^(-y),</text:span><text:span text:style-name="T25"> etc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Directed graph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7.991cm" svg:height="4.585cm" svg:x="0cm" svg:y="-0.267cm" presentation:class="title" presentation:user-transformed="true">
          <draw:text-box>
            <text:p>In directed graphs the exponent might be different for in-degree and out-degree</text:p>
          </draw:text-box>
        </draw:frame>
        <draw:frame draw:style-name="gr7" draw:text-style-name="P10" draw:layer="layout" svg:width="16.954cm" svg:height="8.861cm" svg:x="6.05cm" svg:y="4.333cm">
          <draw:image xlink:href="Pictures/100000010000038400000219497A34CBB97A8712.png" xlink:type="simple" xlink:show="embed" xlink:actuate="onLoad" draw:mime-type="image/png">
            <text:p/>
          </draw:image>
        </draw:frame>
        <draw:frame draw:style-name="gr27" draw:text-style-name="P12" draw:layer="layout" svg:width="2.613cm" svg:height="1.427cm" draw:transform="rotate (-1.52157804188866) translate (18.376cm 9.048cm)">
          <draw:text-box>
            <text:p><text:span text:style-name="T10">Poisson</text:span></text:p>
          </draw:text-box>
        </draw:frame>
        <draw:frame draw:style-name="gr27" draw:text-style-name="P13" draw:layer="layout" svg:width="3.363cm" svg:height="1.427cm" draw:transform="rotate (-0.936020077844559) translate (11.904cm 9.157cm)">
          <draw:text-box>
            <text:p><text:span text:style-name="T11">Power law</text:span></text:p>
          </draw:text-box>
        </draw:frame>
        <draw:custom-shape draw:style-name="gr28" draw:text-style-name="P26" draw:layer="layout" svg:width="26.162cm" svg:height="1.216cm" svg:x="0.762cm" svg:y="14.208cm">
          <text:p text:style-name="P25"><text:span text:style-name="T19">What kind of values of gamma make the power law “tail” look more like the Poisson “tail”?</text:span></text:p>
          <draw:enhanced-geometry svg:viewBox="0 0 21600 21600" draw:type="rectangle" draw:enhanced-path="M 0 0 L 21600 0 21600 21600 0 21600 0 0 Z N"/>
        </draw:custom-shape>
        <draw:frame draw:style-name="gr27" draw:text-style-name="P12" draw:layer="layout" svg:width="2.613cm" svg:height="1.427cm" draw:transform="rotate (-1.52157804188866) translate (9.876cm 9.049cm)">
          <draw:text-box>
            <text:p><text:span text:style-name="T10">Poisson</text:span></text:p>
          </draw:text-box>
        </draw:frame>
        <draw:g>
          <svg:title>TexMaths</svg:title>
          <svg:desc>28§latex§p_k &amp; \sim k^{-\gamma} 

§svg§600§FALSE§</svg:desc>
          <draw:frame draw:style-name="gr5" draw:text-style-name="P10" draw:layer="layout" svg:width="3.223cm" svg:height="0.837cm" svg:x="0.841cm" svg:y="13.133cm">
            <draw:image xlink:href="Pictures/10001E4E000005A000000177A879C53C3B2D1D96.svg" xlink:type="simple" xlink:show="embed" xlink:actuate="onLoad" draw:mime-type="image/svg+xml">
              <text:p/>
            </draw:image>
            <draw:image xlink:href="Pictures/10000001000000360000000E0EBCD8C34DB9E3E5.png" xlink:type="simple" xlink:show="embed" xlink:actuate="onLoad" draw:mime-type="image/png"/>
          </draw:frame>
        </draw:g>
        <draw:frame draw:style-name="gr27" draw:text-style-name="P13" draw:layer="layout" svg:width="3.363cm" svg:height="1.427cm" draw:transform="rotate (-0.967959603156055) translate (20.262cm 9.145cm)">
          <draw:text-box>
            <text:p><text:span text:style-name="T11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21">in</text:span> and k<text:span text:style-name="T21">out</text:span></text:p>
              </text:list-item>
              <text:list-item>
                <text:p><text:span text:style-name="T29">In general they may </text:span><text:span text:style-name="T30">differ</text:span><text:span text:style-name="T29">, hence</text:span></text:p>
                <text:list>
                  <text:list-header>
                    <text:p><text:span text:style-name="T31">p</text:span><text:span text:style-name="T32">k</text:span><text:span text:style-name="T33">in</text:span><text:span text:style-name="T31"> ~ k</text:span><text:span text:style-name="T34">-</text:span><text:span text:style-name="T35">Ɣ</text:span><text:span text:style-name="T36">in</text:span><text:span text:style-name="T29"> </text:span></text:p>
                    <text:p><text:span text:style-name="T31">p</text:span><text:span text:style-name="T32">k</text:span><text:span text:style-name="T33">out</text:span><text:span text:style-name="T31"> ~ k</text:span><text:span text:style-name="T34">-</text:span><text:span text:style-name="T35">Ɣ</text:span><text:span text:style-name="T36">out</text:span></text:p>
                  </text:list-header>
                </text:list>
              </text:list-item>
              <text:list-item>
                <text:p><text:span text:style-name="T37">In nd1998, </text:span><text:span text:style-name="T24">Ɣ</text:span><text:span text:style-name="T38">in</text:span><text:span text:style-name="T39"> ≃ 2.1, </text:span><text:span text:style-name="T40">Ɣ</text:span><text:span text:style-name="T41">out</text:span><text:span text:style-name="T40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 presentation:user-transformed="true">
          <draw:text-box>
            <text:p>Dispersion of the 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text-style-name="P7" draw:layer="layout" svg:width="20.445cm" svg:height="10.956cm" svg:x="1.399cm" svg:y="4.284cm" presentation:class="outline" presentation:user-transformed="true">
          <draw:text-box>
            <text:list text:style-name="L2">
              <text:list-item>
                <text:p>A distribution <text:span text:style-name="T42">has a “scale”</text:span>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 text:style-name="P27"><text:span text:style-name="T43">However in scale-free network with</text:span>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9" draw:text-style-name="P14" draw:layer="layout" svg:width="4.854cm" svg:height="1.259cm" svg:x="10.605cm" svg:y="7.774cm" svg:viewBox="0 0 4855 1260" draw:points="2427,1260 0,1260 0,0 4855,0 4855,1260">
            <text:p/>
          </draw:polygon>
          <draw:path draw:style-name="gr10" draw:text-style-name="P15" draw:layer="layout" svg:width="0.521cm" svg:height="0.436cm" svg:x="10.643cm" svg:y="8.361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10" draw:text-style-name="P15" draw:layer="layout" svg:width="0.339cm" svg:height="0.488cm" svg:x="11.219cm" svg:y="8.456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10" draw:text-style-name="P15" draw:layer="layout" svg:width="0.655cm" svg:height="0.232cm" svg:x="11.98cm" svg:y="8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21cm" svg:height="0.985cm" svg:x="13.071cm" svg:y="8.048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13.4cm" svg:y="8.104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10" draw:text-style-name="P15" draw:layer="layout" svg:width="0.221cm" svg:height="0.985cm" svg:x="13.944cm" svg:y="8.048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252cm" svg:height="0.459cm" svg:x="14.347cm" svg:y="7.832cm" svg:viewBox="0 0 253 460" svg:d="M157 20c0-20 0-20-20-20-45 43-108 45-137 45v25c16 0 63 0 101-21v355c0 22 0 31-70 31h-27v25c14 0 99-3 124-3 22 0 109 3 125 3v-25h-27c-69 0-69-9-69-31z">
            <text:p/>
          </draw:path>
          <draw:path draw:style-name="gr10" draw:text-style-name="P15" draw:layer="layout" svg:width="0.297cm" svg:height="0.692cm" svg:x="14.717cm" svg:y="7.774cm" svg:viewBox="0 0 298 693" svg:d="M293 31c5-9 5-11 5-13 0-11-9-18-16-18-13 0-16 9-20 18l-258 643c-4 9-4 12-4 14 0 11 9 18 16 18 13 0 15-9 20-18z">
            <text:p/>
          </draw:path>
          <draw:path draw:style-name="gr10" draw:text-style-name="P15" draw:layer="layout" svg:width="0.306cm" svg:height="0.459cm" svg:x="15.111cm" svg:y="7.83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9" draw:text-style-name="P14" draw:layer="layout" svg:width="5.011cm" svg:height="1.259cm" svg:x="19.372cm" svg:y="9.916cm" svg:viewBox="0 0 5012 1260" draw:points="2505,1260 0,1260 0,0 5012,0 5012,1260">
            <text:p/>
          </draw:polygon>
          <draw:path draw:style-name="gr10" draw:text-style-name="P15" draw:layer="layout" svg:width="0.221cm" svg:height="0.985cm" svg:x="19.48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19.809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10" draw:text-style-name="P15" draw:layer="layout" svg:width="0.221cm" svg:height="0.985cm" svg:x="20.353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658cm" svg:height="0.658cm" svg:x="20.954cm" svg:y="10.27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10" draw:text-style-name="P15" draw:layer="layout" svg:width="0.221cm" svg:height="0.985cm" svg:x="21.993cm" svg:y="10.19cm" svg:viewBox="0 0 222 986" svg:d="M217 38c5-11 5-13 5-18 0-11-9-20-20-20-9 0-16 4-23 22l-175 453c-2 7-4 14-4 18 0 2 0 5 4 18l175 453c5 11 9 22 23 22 11 0 20-8 20-17 0-5 0-7-5-18l-177-458z">
            <text:p/>
          </draw:path>
          <draw:path draw:style-name="gr10" draw:text-style-name="P15" draw:layer="layout" svg:width="0.447cm" svg:height="0.696cm" svg:x="22.32cm" svg:y="10.24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10" draw:text-style-name="P15" draw:layer="layout" svg:width="0.221cm" svg:height="0.985cm" svg:x="22.865cm" svg:y="10.19cm" svg:viewBox="0 0 222 986" svg:d="M217 511c5-13 5-16 5-18s0-4-5-15l-174-456c-7-15-12-22-23-22s-20 9-20 20c0 2 0 5 4 16l177 457-177 458c-4 9-4 11-4 18 0 9 9 17 20 17 14 0 16-8 20-17z">
            <text:p/>
          </draw:path>
          <draw:path draw:style-name="gr10" draw:text-style-name="P15" draw:layer="layout" svg:width="0.252cm" svg:height="0.459cm" svg:x="23.268cm" svg:y="9.974cm" svg:viewBox="0 0 253 460" svg:d="M157 20c0-20-2-20-20-20-45 43-108 45-137 45v25c16 0 63 0 101-21v355c0 22 0 31-70 31h-27v25c14 0 99-3 124-3 22 0 109 3 125 3v-25h-27c-69 0-69-9-69-31z">
            <text:p/>
          </draw:path>
          <draw:path draw:style-name="gr10" draw:text-style-name="P15" draw:layer="layout" svg:width="0.297cm" svg:height="0.692cm" svg:x="23.638cm" svg:y="9.916cm" svg:viewBox="0 0 298 693" svg:d="M294 31c4-9 4-11 4-13 0-11-9-18-16-18-11 0-15 9-20 18l-258 643c-4 9-4 12-4 14 0 11 9 18 16 18 13 0 15-9 20-18z">
            <text:p/>
          </draw:path>
          <draw:path draw:style-name="gr10" draw:text-style-name="P15" draw:layer="layout" svg:width="0.306cm" svg:height="0.459cm" svg:x="24.032cm" svg:y="9.97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sigma_k \rightarrow \infty§svg§600§FALSE§</svg:desc>
          <draw:frame draw:style-name="gr5" draw:text-style-name="P10" draw:layer="layout" svg:width="4.441cm" svg:height="0.708cm" svg:x="11.176cm" svg:y="13.516cm">
            <draw:image xlink:href="Pictures/100014EC000004F8000000CC7657BBDF247FA5F4.svg" xlink:type="simple" xlink:show="embed" xlink:actuate="onLoad" draw:mime-type="image/svg+xml">
              <text:p/>
            </draw:image>
            <draw:image xlink:href="Pictures/10000001000000300000000826308BEF3D8DA4AB.png" xlink:type="simple" xlink:show="embed" xlink:actuate="onLoad" draw:mime-type="image/png"/>
          </draw:frame>
        </draw:g>
        <draw:g>
          <svg:title>TexMaths</svg:title>
          <svg:desc>28§display§\gamma &lt; 3§svg§600§FALSE§</svg:desc>
          <draw:frame draw:style-name="gr5" draw:text-style-name="P10" draw:layer="layout" svg:width="2.401cm" svg:height="0.835cm" svg:x="19.143cm" svg:y="12.042cm">
            <draw:image xlink:href="Pictures/10000D4A0000034E00000127D8B8D16DF42C795D.svg" xlink:type="simple" xlink:show="embed" xlink:actuate="onLoad" draw:mime-type="image/svg+xml">
              <text:p/>
            </draw:image>
            <draw:image xlink:href="Pictures/10000001000000200000000BA73A86AF904BBE6D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6.033cm" svg:height="3.196cm" svg:x="1.399cm" svg:y="0.008cm" presentation:class="title" presentation:user-transformed="true">
          <draw:text-box>
            <text:p>Example: citations to scientific papers</text:p>
          </draw:text-box>
        </draw:frame>
        <draw:frame presentation:style-name="pr4" draw:text-style-name="P7" draw:layer="layout" svg:width="10.539cm" svg:height="6.997cm" svg:x="1.399cm" svg:y="7.989cm" presentation:class="outline" presentation:user-transformed="true">
          <draw:text-box>
            <text:p text:style-name="P28">In general, <text:span text:style-name="T8">the average degree is not very informative in scale-free networks</text:span></text:p>
          </draw:text-box>
        </draw:frame>
        <draw:g>
          <svg:title>TexMaths</svg:title>
          <svg:desc>28§display§k_{\operatorname{in}} \approx 10 \pm 900§svg§600§FALSE§</svg:desc>
          <draw:frame draw:style-name="gr5" draw:text-style-name="P10" draw:layer="layout" svg:width="7.2cm" svg:height="1.037cm" svg:x="3.768cm" svg:y="3.602cm">
            <draw:image xlink:href="Pictures/10002B95000008BF00000143E4E422AF5293714B.svg" xlink:type="simple" xlink:show="embed" xlink:actuate="onLoad" draw:mime-type="image/svg+xml">
              <text:p/>
            </draw:image>
            <draw:image xlink:href="Pictures/10000001000000550000000CDBD6B9A5C12D9EC2.png" xlink:type="simple" xlink:show="embed" xlink:actuate="onLoad" draw:mime-type="image/png"/>
          </draw:frame>
        </draw:g>
        <draw:frame draw:style-name="gr29" draw:text-style-name="P10" draw:layer="layout" svg:width="14.298cm" svg:height="10.922cm" svg:x="13.526cm" svg:y="3.072cm">
          <draw:image xlink:href="Pictures/1000000100000384000002C92C9669C407EFDEEE.png" xlink:type="simple" xlink:show="embed" xlink:actuate="onLoad" draw:mime-type="image/png">
            <text:p/>
          </draw:image>
        </draw:frame>
        <draw:frame draw:style-name="gr30" draw:text-style-name="P29" draw:layer="layout" svg:width="5.334cm" svg:height="1.361cm" svg:x="22.098cm" svg:y="14.46cm">
          <draw:text-box>
            <text:p text:style-name="P3"><text:span text:style-name="T44">“</text:span><text:span text:style-name="T44">Fat tail”, “Heavy tail”, <text:s/>“Long tail”</text:span></text:p>
          </draw:text-box>
        </draw:frame>
        <draw:custom-shape draw:style-name="gr31" draw:text-style-name="P10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re is a natural cut-off of the degree</text:p>
          </draw:text-box>
        </draw:frame>
        <draw:frame presentation:style-name="pr4" draw:text-style-name="P7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32" draw:text-style-name="P10" draw:layer="layout" svg:width="17.493cm" svg:height="11.043cm" svg:x="9.906cm" svg:y="3.435cm">
          <draw:image xlink:href="Pictures/10000001000003840000025717288008D84CFFB4.png" xlink:type="simple" xlink:show="embed" xlink:actuate="onLoad" draw:mime-type="image/png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9" draw:text-style-name="P14" draw:layer="layout" svg:width="9.601cm" svg:height="1.5cm" svg:x="0.388cm" svg:y="13.391cm" svg:viewBox="0 0 9602 1501" draw:points="4800,1501 0,1501 0,0 9602,0 9602,1501">
            <text:p/>
          </draw:polygon>
          <draw:path draw:style-name="gr10" draw:text-style-name="P15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5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5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5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5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5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5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5" draw:layer="layout" svg:width="1.632cm" svg:height="0.045cm" svg:x="8.356cm" svg:y="13.895cm" svg:viewBox="0 0 1633 46" draw:points="817,46 0,46 0,0 1633,0 1633,46">
            <text:p/>
          </draw:polygon>
          <draw:path draw:style-name="gr10" draw:text-style-name="P15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5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10" draw:text-style-name="P15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33" draw:text-style-name="P10" draw:layer="layout" svg:width="26.14cm" svg:height="13.515cm" svg:x="0.941cm" svg:y="1.87cm">
          <draw:image xlink:href="Pictures/10000001000003DC0000021A6B9486F5511FF69A.png" xlink:type="simple" xlink:show="embed" xlink:actuate="onLoad" draw:mime-type="image/png">
            <text:p/>
          </draw:image>
        </draw:frame>
        <draw:frame presentation:style-name="pr13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186cm" svg:x="1.399cm" svg:y="-0.217cm" presentation:class="title" presentation:user-transformed="true">
          <draw:text-box>
            <text:p>Real network examples</text:p>
          </draw:text-box>
        </draw:frame>
        <draw:frame draw:style-name="gr34" draw:text-style-name="P10" draw:layer="layout" svg:width="14.478cm" svg:height="13.22cm" svg:x="7.012cm" svg:y="2.12cm">
          <draw:image xlink:href="Pictures/10000001000003840000039D6D58269C7276BC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efinition of scale-free </text:p>
              </text:list-item>
              <text:list-item>
                <text:p>Power law</text:p>
              </text:list-item>
              <text:list-item>
                <text:p>Formulas for degree distribution</text:p>
                <text:list>
                  <text:list-item>
                    <text:p>Discrete formula</text:p>
                  </text:list-item>
                  <text:list-item>
                    <text:p>Continuous formula</text:p>
                  </text:list-item>
                </text:list>
              </text:list-item>
              <text:list-item>
                <text:p>Formula for k<text:span text:style-name="T45">max</text:span>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46">(Somewhat) difficult, </text:span><text:span text:style-name="T47">try to solve it ON YOUR OWN</text:span><text:span text:style-name="T48"> </text:span></text:p>
              </text:list-item>
              <text:list-item>
                <text:p>Imagine a connected scale-free graph with 1 million nodes and average degree 5</text:p>
                <text:list>
                  <text:list-header>
                    <text:p>If we draw 100 nodes from this graph, how many will have degree 1?</text:p>
                    <text:p><text:span text:style-name="T49">Remember, if the graph is connected, k</text:span><text:span text:style-name="T50">min</text:span><text:span text:style-name="T49">=1</text:span></text:p>
                    <text:p><text:span text:style-name="T49">If you cannot clear the unknown in a formula, plot it</text:span></text:p>
                  </text:list-header>
                </text:list>
              </text:list-item>
              <text:list-item>
                <text:p>Solution in next slide (shown only in .odp, not .pdf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Solution</text:p>
          </draw:text-box>
        </draw:frame>
        <draw:frame presentation:style-name="pr4" draw:text-style-name="P7" draw:layer="layout" svg:width="16.764cm" svg:height="11.938cm" svg:x="0.508cm" svg:y="3.302cm" presentation:class="outline" presentation:user-transformed="true">
          <draw:text-box>
            <text:list text:style-name="L2">
              <text:list-item>
                <text:p><text:span text:style-name="T23">N=1000000, &lt;k&gt;=5, </text:span>k<text:span text:style-name="T45">min</text:span>=1</text:p>
              </text:list-item>
              <text:list-item>
                <text:p><text:a xlink:href="https://www.wolframalpha.com/input/?i=plot+%28x-1%29+*+%28%281000000%5E%281%2F%28x-1%29%29%29%5E%282-x%29+-+1%29+%2F+%282-x%29%2C+x+%3D+2.2+to+2.4" xlink:type="simple">WolframAlpha</text:a>:</text:p>
                <text:list>
                  <text:list-item>
                    <text:p><text:span text:style-name="T51">plot (x-1) * ((1000000^(1/(x-1)))^(2-x) - 1) / (2-x), x = 2.0 to 3.0</text:span></text:p>
                  </text:list-item>
                  <text:list-item>
                    <text:p>Intersects 5 at about 2.22, that’s gamma</text:p>
                  </text:list-item>
                </text:list>
              </text:list-item>
              <text:list-item>
                <text:p><text:span text:style-name="T52">100 * 1/Zeta(2.2)</text:span><text:span text:style-name="T16"> ≃ 67</text:span>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9" draw:text-style-name="P14" draw:layer="layout" svg:width="9.601cm" svg:height="1.5cm" svg:x="17.322cm" svg:y="3.316cm" svg:viewBox="0 0 9602 1501" draw:points="4800,1501 0,1501 0,0 9602,0 9602,1501">
            <text:p/>
          </draw:polygon>
          <draw:path draw:style-name="gr10" draw:text-style-name="P15" draw:layer="layout" svg:width="0.574cm" svg:height="0.893cm" svg:x="17.39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18.026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442cm" svg:height="0.404cm" svg:x="18.857cm" svg:y="4.421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10" draw:text-style-name="P15" draw:layer="layout" svg:width="0.488cm" svg:height="0.384cm" svg:x="19.335cm" svg:y="4.435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10" draw:text-style-name="P15" draw:layer="layout" svg:width="0.842cm" svg:height="0.298cm" svg:x="20.33cm" svg:y="4.162cm" svg:viewBox="0 0 843 299" svg:d="M799 52c21 0 44 0 44-26s-23-26-41-26h-759c-20 0-43 0-43 26s23 26 43 26zM802 299c18 0 41 0 41-26s-23-26-44-26h-756c-20 0-43 0-43 26s23 26 43 26z">
            <text:p/>
          </draw:path>
          <draw:path draw:style-name="gr10" draw:text-style-name="P15" draw:layer="layout" svg:width="0.574cm" svg:height="0.893cm" svg:x="21.661cm" svg:y="3.751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10" draw:text-style-name="P15" draw:layer="layout" svg:width="0.747cm" svg:height="0.393cm" svg:x="22.297cm" svg:y="4.426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10" draw:text-style-name="P15" draw:layer="layout" svg:width="0.195cm" svg:height="0.597cm" svg:x="23.128cm" svg:y="4.219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10" draw:text-style-name="P15" draw:layer="layout" svg:width="0.476cm" svg:height="0.393cm" svg:x="23.413cm" svg:y="4.426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10" draw:text-style-name="P15" draw:layer="layout" svg:width="1.066cm" svg:height="0.865cm" svg:x="24.037cm" svg:y="3.762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10" draw:text-style-name="P15" draw:layer="layout" svg:width="0.261cm" svg:height="0.422cm" svg:x="25.981cm" svg:y="3.302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10" draw:text-style-name="P15" draw:layer="layout" svg:width="1.632cm" svg:height="0.045cm" svg:x="25.29cm" svg:y="3.82cm" svg:viewBox="0 0 1633 46" draw:points="817,46 0,46 0,0 1633,0 1633,46">
            <text:p/>
          </draw:polygon>
          <draw:path draw:style-name="gr10" draw:text-style-name="P15" draw:layer="layout" svg:width="0.413cm" svg:height="0.419cm" svg:x="25.336cm" svg:y="4.087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10" draw:text-style-name="P15" draw:layer="layout" svg:width="0.485cm" svg:height="0.036cm" svg:x="25.909cm" svg:y="4.191cm" svg:viewBox="0 0 486 37" svg:d="M457 37c12 0 29 0 29-17 0-20-17-20-29-20h-431c-9 0-26 0-26 20 0 17 17 17 26 17z">
            <text:p/>
          </draw:path>
          <draw:path draw:style-name="gr10" draw:text-style-name="P15" draw:layer="layout" svg:width="0.261cm" svg:height="0.422cm" svg:x="26.582cm" svg:y="3.946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\left&lt; k \right&gt; = C \frac{k_{\operatorname{max}}^{2 - \gamma} - k_{\operatorname{min}}^{2 - \gamma}}{2 - \gamma}
§svg§600§FALSE§</svg:desc>
          <draw:polygon draw:style-name="gr9" draw:text-style-name="P14" draw:layer="layout" svg:width="8.827cm" svg:height="2.449cm" svg:x="17.762cm" svg:y="5.655cm" svg:viewBox="0 0 8828 2450" draw:points="4415,2450 0,2450 0,0 8828,0 8828,2450">
            <text:p/>
          </draw:polygon>
          <draw:path draw:style-name="gr10" draw:text-style-name="P15" draw:layer="layout" svg:width="0.221cm" svg:height="0.984cm" svg:x="17.87cm" svg:y="6.5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8.199cm" svg:y="6.556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221cm" svg:height="0.984cm" svg:x="18.743cm" svg:y="6.5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655cm" svg:height="0.232cm" svg:x="19.399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20.432cm" svg:y="6.545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10" draw:text-style-name="P15" draw:layer="layout" svg:width="0.447cm" svg:height="0.696cm" svg:x="21.328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21.861cm" svg:y="5.75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467cm" svg:height="0.035cm" svg:x="22.285cm" svg:y="6.025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2.849cm" svg:y="5.911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21.823cm" svg:y="6.511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22.471cm" svg:y="6.509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10" draw:text-style-name="P15" draw:layer="layout" svg:width="0.38cm" svg:height="0.299cm" svg:x="22.845cm" svg:y="6.518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5" draw:layer="layout" svg:width="0.602cm" svg:height="0.042cm" svg:x="23.631cm" svg:y="6.307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6cm" svg:x="24.587cm" svg:y="5.88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25.121cm" svg:y="5.6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467cm" svg:height="0.035cm" svg:x="25.544cm" svg:y="5.911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6.106cm" svg:y="5.797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25.082cm" svg:y="6.5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5.73cm" svg:y="6.39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5.952cm" svg:y="6.549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5.315cm" svg:height="0.042cm" svg:x="21.274cm" svg:y="6.972cm" svg:viewBox="0 0 5316 43" draw:points="2659,43 0,43 0,0 5316,0 5316,43">
            <text:p/>
          </draw:polygon>
          <draw:path draw:style-name="gr10" draw:text-style-name="P15" draw:layer="layout" svg:width="0.393cm" svg:height="0.657cm" svg:x="22.851cm" svg:y="7.25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0" draw:text-style-name="P15" draw:layer="layout" svg:width="0.602cm" svg:height="0.042cm" svg:x="23.595cm" svg:y="7.646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24.516cm" svg:y="7.479cm" svg:viewBox="0 0 520 649" svg:d="M22 186c38-114 146-114 157-114 150 0 161 172 161 251 0 60-4 76-11 96-22 71-51 186-51 213 0 11 4 17 11 17 13 0 22-22 31-60 25-83 34-139 38-170 3-11 3-25 7-38 31-97 96-244 135-323 6-11 20-33 20-38 0-9-12-9-14-9s-9 0-11 7c-51 94-92 193-130 291-2-29-2-105-40-201-25-59-65-108-132-108-124 0-193 150-193 181 0 9 9 9 18 9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4" draw:layer="layout" svg:width="8.605cm" svg:height="1.452cm" svg:x="18.034cm" svg:y="8.961cm" svg:viewBox="0 0 8606 1453" draw:points="4303,1453 0,1453 0,0 8606,0 8606,1453">
            <text:p/>
          </draw:polygon>
          <draw:path draw:style-name="gr10" draw:text-style-name="P15" draw:layer="layout" svg:width="0.847cm" svg:height="0.866cm" svg:x="18.094cm" svg:y="9.232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5" draw:layer="layout" svg:width="0.792cm" svg:height="0.281cm" svg:x="19.366cm" svg:y="9.633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5" draw:layer="layout" svg:width="0.278cm" svg:height="1.192cm" svg:x="20.674cm" svg:y="9.178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5" draw:layer="layout" svg:width="0.627cm" svg:height="0.785cm" svg:x="21.04cm" svg:y="9.544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5" draw:layer="layout" svg:width="0.727cm" svg:height="0.05cm" svg:x="22.064cm" svg:y="9.75cm" svg:viewBox="0 0 728 51" svg:d="M688 51c19 0 40 0 40-27 0-24-21-24-40-24h-647c-19 0-41 0-41 24 0 27 22 27 41 27z">
            <text:p/>
          </draw:path>
          <draw:path draw:style-name="gr10" draw:text-style-name="P15" draw:layer="layout" svg:width="0.394cm" svg:height="0.796cm" svg:x="23.26cm" svg:y="9.278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5" draw:layer="layout" svg:width="0.278cm" svg:height="1.192cm" svg:x="23.818cm" svg:y="9.178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5" draw:layer="layout" svg:width="0.541cm" svg:height="0.842cm" svg:x="24.279cm" svg:y="9.243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5" draw:layer="layout" svg:width="0.481cm" svg:height="0.546cm" svg:x="24.896cm" svg:y="9.132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5" draw:layer="layout" svg:width="0.565cm" svg:height="0.042cm" svg:x="25.511cm" svg:y="9.27cm" svg:viewBox="0 0 566 43" svg:d="M533 43c11 0 33 0 33-21 0-22-19-22-33-22h-501c-13 0-32 0-32 22 0 21 19 21 32 21z">
            <text:p/>
          </draw:path>
          <draw:path draw:style-name="gr10" draw:text-style-name="P15" draw:layer="layout" svg:width="0.305cm" svg:height="0.555cm" svg:x="26.253cm" svg:y="8.945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5" draw:layer="layout" svg:width="0.703cm" svg:height="0.37cm" svg:x="24.877cm" svg:y="10.043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5" draw:layer="layout" svg:width="0.183cm" svg:height="0.563cm" svg:x="25.66cm" svg:y="9.8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5" draw:layer="layout" svg:width="0.449cm" svg:height="0.37cm" svg:x="25.928cm" svg:y="10.043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draw:g>
          <svg:title>TexMaths</svg:title>
          <svg:desc>28§display§p_k = \frac{k^{-\gamma}}{\zeta (\gamma)}§svg§600§FALSE§</svg:desc>
          <draw:polygon draw:style-name="gr9" draw:text-style-name="P14" draw:layer="layout" svg:width="3.996cm" svg:height="2.233cm" svg:x="17.085cm" svg:y="12.752cm" svg:viewBox="0 0 3997 2234" draw:points="1997,2234 0,2234 0,0 3997,0 3997,2234">
            <text:p/>
          </draw:polygon>
          <draw:path draw:style-name="gr10" draw:text-style-name="P15" draw:layer="layout" svg:width="0.484cm" svg:height="0.59cm" svg:x="17.056cm" svg:y="13.708cm" svg:viewBox="0 0 485 591" svg:d="M72 525c-9 32-9 38-51 38-10 0-21 0-21 17 0 8 4 11 13 11 25 0 50-3 78-3 29 0 61 3 90 3 7 0 17 0 17-17 0-11-8-11-21-11-46 0-46-6-46-15 0-12 38-162 44-185 13 25 38 59 87 59 107 0 223-137 223-272 0-89-53-150-122-150-47 0-93 34-123 70-10-51-50-70-84-70-42 0-61 36-70 53-14 31-27 88-27 90 0 9 8 9 11 9 10 0 10 0 16-21 15-66 34-110 68-110 15 0 27 6 27 42 0 21-2 32-6 47zM236 120c7-25 32-50 49-65 31-28 59-34 74-34 38 0 61 32 61 87 0 54-32 162-49 198-31 63-76 95-109 95-64 0-74-78-74-83 0-2 0-4 2-14z">
            <text:p/>
          </draw:path>
          <draw:path draw:style-name="gr10" draw:text-style-name="P15" draw:layer="layout" svg:width="0.32cm" svg:height="0.459cm" svg:x="17.6cm" svg:y="13.805cm" svg:viewBox="0 0 321 460" svg:d="M156 19c0 0 2-8 2-11 0-2-2-8-10-8-13 0-68 4-85 6-4 0-12 2-12 15 0 11 8 11 16 11 30 0 30 4 30 8s0 9-2 15l-91 369c-4 10-4 13-4 15 0 8 8 21 23 21 17 0 26-15 30-28 0-4 29-118 31-126 47 4 85 19 85 53 0 2 0 6-2 12-2 11-2 13-2 21 0 47 37 68 69 68 63 0 82-99 82-101 0-9-8-9-10-9-9 0-11 4-13 17-8 27-25 74-59 74-17 0-21-17-21-34 0-10 0-13 2-29 2-3 4-13 4-22 0-57-78-67-105-67 19-13 42-34 55-44 31-32 65-62 101-62 8 0 17 3 21 9-27 4-34 27-34 36 0 15 13 25 28 25 17 0 36-15 36-42 0-21-15-46-51-46s-70 27-103 56c-28 28-49 47-76 60z">
            <text:p/>
          </draw:path>
          <draw:path draw:style-name="gr10" draw:text-style-name="P15" draw:layer="layout" svg:width="0.617cm" svg:height="0.218cm" svg:x="18.317cm" svg:y="13.777cm" svg:viewBox="0 0 618 219" svg:d="M586 38c15 0 32 0 32-19s-17-19-30-19h-556c-15 0-32 0-32 19s17 19 32 19zM588 219c13 0 30 0 30-19s-17-19-32-19h-554c-15 0-32 0-32 19s17 19 32 19z">
            <text:p/>
          </draw:path>
          <draw:path draw:style-name="gr10" draw:text-style-name="P15" draw:layer="layout" svg:width="0.421cm" svg:height="0.655cm" svg:x="19.485cm" svg:y="12.847cm" svg:viewBox="0 0 422 656" svg:d="M215 11c0-3 0-11-10-11-22 0-91 8-114 8-9 3-19 3-19 19 0 13 8 13 23 13 44 0 46 6 46 15l-2 19-135 536c-4 12-4 14-4 19 0 23 19 27 27 27 13 0 26-9 32-21 4-6 46-179 53-203 31 2 107 17 107 78 0 7 0 11-4 21 0 11-2 22-2 32 0 55 36 93 84 93 30 0 53-15 74-51 23-40 34-90 34-92 0-11-8-11-11-11-10 0-10 4-12 17-19 69-40 116-83 116-16 0-29-11-29-44 0-15 4-36 8-51 3-17 3-21 3-30 0-61-57-86-138-97 30-16 59-46 81-69 44-49 86-89 132-89 7 0 7 0 9 0 10 2 13 2 19 9 2 0 2 2 4 2-44 4-53 40-53 50 0 15 11 34 36 34 23 0 51-21 51-57 0-27-21-59-63-59-26 0-70 9-135 82-34 36-70 72-104 87z">
            <text:p/>
          </draw:path>
          <draw:path draw:style-name="gr10" draw:text-style-name="P15" draw:layer="layout" svg:width="0.44cm" svg:height="0.033cm" svg:x="20.015cm" svg:y="12.976cm" svg:viewBox="0 0 441 34" svg:d="M416 34c8 0 25 0 25-17s-15-17-25-17h-391c-10 0-25 0-25 17s15 17 25 17z">
            <text:p/>
          </draw:path>
          <draw:path draw:style-name="gr10" draw:text-style-name="P15" draw:layer="layout" svg:width="0.374cm" svg:height="0.425cm" svg:x="20.546cm" svg:y="12.868cm" svg:viewBox="0 0 375 426" svg:d="M270 196c-4-38-25-196-133-196-38 0-72 21-88 38-41 36-49 78-49 80 0 6 8 6 11 6 8 0 8 0 12-10 13-38 61-61 106-61 105 0 118 103 118 171 0 31-2 40-4 46-15 48-34 122-34 141 0 7 2 15 10 15 5 0 11 0 21-34 9-25 22-74 26-120 4-23 40-110 55-141 8-21 21-51 52-108 2-4 2-6 2-8 0-9-8-9-10-9 0 0-6 0-9 5-8 12-57 105-86 185z">
            <text:p/>
          </draw:path>
          <draw:polygon draw:style-name="gr10" draw:text-style-name="P15" draw:layer="layout" svg:width="1.726cm" svg:height="0.039cm" svg:x="19.355cm" svg:y="13.866cm" svg:viewBox="0 0 1727 40" draw:points="865,40 0,40 0,0 1727,0 1727,40">
            <text:p/>
          </draw:polygon>
          <draw:path draw:style-name="gr10" draw:text-style-name="P15" draw:layer="layout" svg:width="0.398cm" svg:height="0.836cm" svg:x="19.397cm" svg:y="14.107cm" svg:viewBox="0 0 399 837" svg:d="M259 110c17 17 38 17 57 17 24 0 83 0 83-30 0-23-38-25-74-25-11 0-36 0-61 10-5-12-7-17-7-36 0-12 7-31 7-33 0-9-7-13-13-13-17 0-17 42-17 46 0 15 4 32 11 47-97 48-245 219-245 398 0 133 84 161 152 182 27 10 29 10 57 21 19 6 57 19 57 63 0 23-17 61-51 61-25 0-50-12-69-29-7-4-9-7-11-7-6 0-11 5-11 11 0 11 41 44 91 44 57 0 101-59 101-111 0-36-19-55-25-64-17-17-34-23-89-40-73-25-90-29-111-50-40-34-40-89-40-106 0-143 114-306 208-356zM281 99c14-6 29-6 42-6 31 0 36 0 52 6-8 2-16 6-59 6-19 0-25 0-35-6z">
            <text:p/>
          </draw:path>
          <draw:path draw:style-name="gr10" draw:text-style-name="P15" draw:layer="layout" svg:width="0.216cm" svg:height="0.927cm" svg:x="19.92cm" svg:y="14.058cm" svg:viewBox="0 0 217 928" svg:d="M217 920c0-3 0-5-17-22-116-116-145-291-145-434 0-160 36-323 150-439 12-10 12-12 12-17 0-6-4-8-10-8-9 0-93 63-148 181-48 102-59 205-59 283 0 74 11 186 61 291 57 114 137 173 146 173 6 0 10-2 10-8z">
            <text:p/>
          </draw:path>
          <draw:path draw:style-name="gr10" draw:text-style-name="P15" draw:layer="layout" svg:width="0.488cm" svg:height="0.611cm" svg:x="20.205cm" svg:y="14.343cm" svg:viewBox="0 0 489 612" svg:d="M21 175c36-108 137-108 148-108 141 0 152 163 152 237 0 57-5 71-11 90-21 68-48 175-48 201 0 10 4 17 10 17 13 0 21-21 30-57 23-78 31-131 35-161 3-10 3-23 7-35 29-91 90-230 126-304 7-11 19-32 19-36 0-8-10-8-12-8s-9 0-11 6c-48 88-86 181-122 274-2-27-2-99-38-190-23-55-61-101-125-101-116 0-181 141-181 171 0 8 8 8 17 8z">
            <text:p/>
          </draw:path>
          <draw:path draw:style-name="gr10" draw:text-style-name="P15" draw:layer="layout" svg:width="0.216cm" svg:height="0.927cm" svg:x="20.772cm" svg:y="14.058cm" svg:viewBox="0 0 217 928" svg:d="M217 464c0-72-10-183-61-289-57-114-137-175-148-175-4 0-8 4-8 8 0 5 0 7 17 24 93 90 145 238 145 432 0 158-33 323-149 439-13 12-13 14-13 17 0 6 4 8 8 8 11 0 95-63 150-181 49-102 59-205 59-2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_5f_" presentation:presentation-page-layout-name="AL3T19">
        <draw:frame presentation:style-name="pr14" draw:text-style-name="P30" draw:layer="layout" svg:width="25.199cm" svg:height="3.473cm" svg:x="1.486cm" svg:y="5.42cm" presentation:class="title" presentation:user-transformed="true">
          <draw:text-box>
            <text:p><text:span text:style-name="T46">Additional contents</text:span><text:span text:style-name="T46"><text:line-break/></text:span><text:span text:style-name="T46">(not included in exams)</text:span></text:p>
          </draw:text-box>
        </draw:frame>
        <draw:frame draw:style-name="gr5" draw:text-style-name="P10" draw:layer="layout" svg:width="6.852cm" svg:height="5.158cm" svg:x="10.922cm" svg:y="10.082cm">
          <draw:image xlink:href="Pictures/1000000100000103000000C3C1B1B041394AAA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7" draw:layer="layout" svg:width="19.429cm" svg:height="3.782cm" svg:x="1.399cm" svg:y="0.027cm" presentation:class="title" presentation:user-transformed="true">
          <draw:text-box>
            <text:p>Pareto’s Law</text:p>
          </draw:text-box>
        </draw:frame>
        <draw:frame presentation:style-name="pr4" draw:text-style-name="P7" draw:layer="layout" svg:width="25.191cm" svg:height="11.43cm" svg:x="1.399cm" svg:y="3.556cm" presentation:class="outline" presentation:user-transformed="true">
          <draw:text-box>
            <text:list text:style-name="L2">
              <text:list-item>
                <text:p>Italian economist Vilfredo Pareto in the<text:line-break/>19<text:span text:style-name="T53">th</text:span> century noted 80% of money was<text:line-break/>earned by 20% of people<text:line-break/>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frame draw:style-name="gr35" draw:text-style-name="P10" draw:layer="layout" svg:width="5.631cm" svg:height="7.874cm" svg:x="21.939cm" svg:y="0.508cm">
          <draw:image xlink:href="Pictures/10000001000000DD00000135190A0F78DEE19F4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Moments of degree distribution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9" draw:text-style-name="P14" draw:layer="layout" svg:width="18.863cm" svg:height="2.579cm" svg:x="5.012cm" svg:y="6.818cm" svg:viewBox="0 0 18864 2580" draw:points="9433,2580 0,2580 0,0 18864,0 18864,2580">
            <text:p/>
          </draw:polygon>
          <draw:path draw:style-name="gr10" draw:text-style-name="P15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5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5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10" draw:text-style-name="P15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0" draw:text-style-name="P15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10" draw:text-style-name="P15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10" draw:text-style-name="P15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10" draw:text-style-name="P15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5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0" draw:text-style-name="P15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10" draw:text-style-name="P15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10" draw:text-style-name="P15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0" draw:text-style-name="P15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10" draw:text-style-name="P15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7.497cm" svg:height="0.042cm" svg:x="16.378cm" svg:y="8.135cm" svg:viewBox="0 0 7498 43" draw:points="3750,43 0,43 0,0 7498,0 7498,43">
            <text:p/>
          </draw:polygon>
          <draw:path draw:style-name="gr10" draw:text-style-name="P15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10" draw:text-style-name="P15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10" draw:text-style-name="P15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5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9" draw:text-style-name="P14" draw:layer="layout" svg:width="8.605cm" svg:height="1.452cm" svg:x="10.668cm" svg:y="11.446cm" svg:viewBox="0 0 8606 1453" draw:points="4303,1453 0,1453 0,0 8606,0 8606,1453">
            <text:p/>
          </draw:polygon>
          <draw:path draw:style-name="gr10" draw:text-style-name="P15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10" draw:text-style-name="P15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10" draw:text-style-name="P15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10" draw:text-style-name="P15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10" draw:text-style-name="P15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10" draw:text-style-name="P15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10" draw:text-style-name="P15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10" draw:text-style-name="P15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10" draw:text-style-name="P15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10" draw:text-style-name="P15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10" draw:text-style-name="P15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10" draw:text-style-name="P15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10" draw:text-style-name="P15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10" draw:text-style-name="P15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Moments of degree distribution (cont.)</text:p>
          </draw:text-box>
        </draw:frame>
        <draw:frame presentation:style-name="pr4" draw:text-style-name="P7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9" draw:text-style-name="P14" draw:layer="layout" svg:width="16.656cm" svg:height="2.579cm" svg:x="5.039cm" svg:y="7.581cm" svg:viewBox="0 0 16657 2580" draw:points="8329,2580 0,2580 0,0 16657,0 16657,2580">
            <text:p/>
          </draw:polygon>
          <draw:path draw:style-name="gr10" draw:text-style-name="P15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10" draw:text-style-name="P15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10" draw:text-style-name="P15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0" draw:text-style-name="P15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10" draw:text-style-name="P15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10" draw:text-style-name="P15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10" draw:text-style-name="P15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5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10" draw:text-style-name="P15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10" draw:text-style-name="P15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10" draw:text-style-name="P15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0" draw:text-style-name="P15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5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5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10" draw:text-style-name="P15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10" draw:text-style-name="P15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10" draw:text-style-name="P15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10" draw:text-style-name="P15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10" draw:text-style-name="P15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10" draw:text-style-name="P15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10" draw:text-style-name="P15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10" draw:text-style-name="P15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10" draw:text-style-name="P15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5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0" draw:text-style-name="P15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10" draw:text-style-name="P15" draw:layer="layout" svg:width="5.315cm" svg:height="0.042cm" svg:x="16.38cm" svg:y="8.898cm" svg:viewBox="0 0 5316 43" draw:points="2659,43 0,43 0,0 5316,0 5316,43">
            <text:p/>
          </draw:polygon>
          <draw:path draw:style-name="gr10" draw:text-style-name="P15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10" draw:text-style-name="P15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10" draw:text-style-name="P15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k_{\operatorname{max}} \rightarrow \infty§svg§600§FALSE§</svg:desc>
          <draw:polygon draw:style-name="gr9" draw:text-style-name="P14" draw:layer="layout" svg:width="4.529cm" svg:height="0.832cm" svg:x="9.964cm" svg:y="12.184cm" svg:viewBox="0 0 4530 833" draw:points="2264,833 0,833 0,0 4530,0 4530,833">
            <text:p/>
          </draw:polygon>
          <draw:path draw:style-name="gr10" draw:text-style-name="P15" draw:layer="layout" svg:width="0.447cm" svg:height="0.696cm" svg:x="10.018cm" svg:y="12.1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5" draw:layer="layout" svg:width="0.581cm" svg:height="0.306cm" svg:x="10.513cm" svg:y="12.7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10" draw:text-style-name="P15" draw:layer="layout" svg:width="0.344cm" svg:height="0.315cm" svg:x="11.16cm" svg:y="12.7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10" draw:text-style-name="P15" draw:layer="layout" svg:width="0.38cm" svg:height="0.299cm" svg:x="11.531cm" svg:y="12.7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10" draw:text-style-name="P15" draw:layer="layout" svg:width="0.875cm" svg:height="0.514cm" svg:x="12.304cm" svg:y="12.3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10" draw:text-style-name="P15" draw:layer="layout" svg:width="0.877cm" svg:height="0.447cm" svg:x="13.562cm" svg:y="12.4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9" draw:text-style-name="P14" draw:layer="layout" svg:width="2.368cm" svg:height="0.827cm" svg:x="16.918cm" svg:y="12.204cm" svg:viewBox="0 0 2369 828" draw:points="1185,828 0,828 0,0 2369,0 2369,828">
            <text:p/>
          </draw:polygon>
          <draw:path draw:style-name="gr10" draw:text-style-name="P15" draw:layer="layout" svg:width="0.518cm" svg:height="0.648cm" svg:x="16.936cm" svg:y="12.4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0" draw:text-style-name="P15" draw:layer="layout" svg:width="0.601cm" svg:height="0.572cm" svg:x="17.836cm" svg:y="12.3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10" draw:text-style-name="P15" draw:layer="layout" svg:width="0.409cm" svg:height="0.677cm" svg:x="18.835cm" svg:y="12.1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sigma^2_k = \left&lt;k^2\right&gt; - \left&lt;k\right&gt;^2§svg§600§FALSE§</svg:desc>
          <draw:polygon draw:style-name="gr9" draw:text-style-name="P14" draw:layer="layout" svg:width="7.178cm" svg:height="1.285cm" svg:x="10.924cm" svg:y="3.915cm" svg:viewBox="0 0 7179 1286" draw:points="3588,1286 0,1286 0,0 7179,0 7179,1286">
            <text:p/>
          </draw:polygon>
          <draw:path draw:style-name="gr10" draw:text-style-name="P15" draw:layer="layout" svg:width="0.521cm" svg:height="0.436cm" svg:x="10.962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10" draw:text-style-name="P15" draw:layer="layout" svg:width="0.306cm" svg:height="0.458cm" svg:x="11.565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339cm" svg:height="0.487cm" svg:x="11.538cm" svg:y="4.619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10" draw:text-style-name="P15" draw:layer="layout" svg:width="0.655cm" svg:height="0.232cm" svg:x="12.299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5" draw:layer="layout" svg:width="0.292cm" svg:height="1.182cm" svg:x="13.379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10" draw:text-style-name="P15" draw:layer="layout" svg:width="0.447cm" svg:height="0.696cm" svg:x="13.802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306cm" svg:height="0.458cm" svg:x="14.333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5" draw:layer="layout" svg:width="0.292cm" svg:height="1.182cm" svg:x="14.808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10" draw:text-style-name="P15" draw:layer="layout" svg:width="0.602cm" svg:height="0.042cm" svg:x="15.498cm" svg:y="4.587cm" svg:viewBox="0 0 603 43" svg:d="M569 43c16 0 34 0 34-23 0-20-18-20-34-20h-535c-16 0-34 0-34 20 0 23 18 23 34 23z">
            <text:p/>
          </draw:path>
          <draw:path draw:style-name="gr10" draw:text-style-name="P15" draw:layer="layout" svg:width="0.221cm" svg:height="0.984cm" svg:x="16.508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5" draw:layer="layout" svg:width="0.447cm" svg:height="0.696cm" svg:x="16.835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5" draw:layer="layout" svg:width="0.221cm" svg:height="0.984cm" svg:x="17.3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5" draw:layer="layout" svg:width="0.306cm" svg:height="0.458cm" svg:x="17.751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6" draw:text-style-name="P7" draw:layer="layout" svg:width="27.991cm" svg:height="2.761cm" svg:x="0cm" svg:y="0.533cm" presentation:class="title" presentation:user-transformed="true">
          <draw:text-box>
            <text:p><text:span text:style-name="T9">When you do not observe the scale-free property</text:span></text:p>
          </draw:text-box>
        </draw:frame>
        <draw:frame presentation:style-name="pr4" draw:text-style-name="P7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<text:span text:style-name="T8">limit</text:span> to k<text:span text:style-name="T21">max</text:span></text:p>
              </text:list-item>
              <text:list-item>
                <text:p><text:span text:style-name="T29">Out-degree in some social networks</text:span></text:p>
              </text:list-item>
              <text:list-item>
                <text:p><text:span text:style-name="T29">Materials/crystals</text:span></text:p>
              </text:list-item>
            </text:list>
          </draw:text-box>
        </draw:frame>
        <draw:frame draw:style-name="gr34" draw:text-style-name="P10" draw:layer="layout" svg:width="10.663cm" svg:height="11.469cm" svg:x="14.991cm" svg:y="3.809cm">
          <draw:image xlink:href="Pictures/1000000100000384000003C86E9B1A2FA809EBA9.png" xlink:type="simple" xlink:show="embed" xlink:actuate="onLoad" draw:mime-type="image/png">
            <text:p/>
          </draw:image>
        </draw:frame>
        <draw:line draw:style-name="gr36" draw:text-style-name="P10" draw:layer="layout" svg:x1="10.922cm" svg:y1="12.954cm" svg:x2="13.97cm" svg:y2="11.684cm">
          <text:p/>
        </draw:line>
        <draw:custom-shape draw:style-name="gr37" draw:text-style-name="P10" draw:layer="layout" svg:width="0.762cm" svg:height="11.684cm" svg:x="13.97cm" svg:y="3.556cm">
          <text:p/>
          <draw:enhanced-geometry svg:viewBox="0 0 21600 21600" draw:glue-points="21600 0 0 10800 21600 21600" draw:text-areas="13800 ?f9 21600 ?f10" draw:type="left-brace" draw:modifiers="1800 15174.193548387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  <style:font-face style:name="Ubuntu3" svg:font-family="Ubuntu" style:font-adornments="10 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02T11:54:25.854366878</dc:date>
    <meta:editing-duration>PT5H38M31S</meta:editing-duration>
    <meta:editing-cycles>52</meta:editing-cycles>
    <meta:generator>LibreOffice/7.3.6.2$Linux_X86_64 LibreOffice_project/30$Build-2</meta:generator>
    <dc:creator>Carlos Castillo</dc:creator>
    <meta:document-statistic meta:object-count="631"/>
  </office:meta>
</office:document-meta>
</file>

<file path=Object 1/content.xml><?xml version="1.0" encoding="utf-8"?>
<math xmlns="http://www.w3.org/1998/Math/MathML" display="block"/>
</file>